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ilmukat" style:family="table">
      <style:table-properties style:width="17.59cm" table:align="margins"/>
    </style:style>
    <style:style style:name="Silmukat.A" style:family="table-column">
      <style:table-column-properties style:column-width="5.863cm" style:rel-column-width="21845*"/>
    </style:style>
    <style:style style:name="Silmukat.A1" style:family="table-cell">
      <style:table-cell-properties fo:padding="0.097cm" fo:border-left="0.05pt solid #000000" fo:border-right="none" fo:border-top="0.05pt solid #000000" fo:border-bottom="0.05pt solid #000000"/>
    </style:style>
    <style:style style:name="Silmukat.C1" style:family="table-cell">
      <style:table-cell-properties fo:padding="0.097cm" fo:border="0.05pt solid #000000"/>
    </style:style>
    <style:style style:name="Silmukat.A2" style:family="table-cell">
      <style:table-cell-properties fo:padding="0.097cm" fo:border-left="0.05pt solid #000000" fo:border-right="none" fo:border-top="none" fo:border-bottom="0.05pt solid #000000"/>
    </style:style>
    <style:style style:name="Silmukat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14357" officeooo:paragraph-rsid="00214357"/>
    </style:style>
    <style:style style:name="P2" style:family="paragraph" style:parent-style-name="Standard">
      <style:text-properties officeooo:rsid="00214357" officeooo:paragraph-rsid="0022f779"/>
    </style:style>
    <style:style style:name="P3" style:family="paragraph" style:parent-style-name="Standard">
      <style:text-properties officeooo:rsid="00214357" officeooo:paragraph-rsid="0026d13d"/>
    </style:style>
    <style:style style:name="P4" style:family="paragraph" style:parent-style-name="Standard">
      <style:text-properties officeooo:rsid="00214357" officeooo:paragraph-rsid="0028914a"/>
    </style:style>
    <style:style style:name="P5" style:family="paragraph" style:parent-style-name="Standard">
      <style:text-properties officeooo:rsid="00214357" officeooo:paragraph-rsid="002b1952"/>
    </style:style>
    <style:style style:name="P6" style:family="paragraph" style:parent-style-name="Standard">
      <style:text-properties officeooo:rsid="00214357" officeooo:paragraph-rsid="002ded29"/>
    </style:style>
    <style:style style:name="P7" style:family="paragraph" style:parent-style-name="Standard">
      <style:text-properties officeooo:rsid="00214357" officeooo:paragraph-rsid="002cd1cb"/>
    </style:style>
    <style:style style:name="P8" style:family="paragraph" style:parent-style-name="Standard">
      <style:text-properties officeooo:rsid="00214357" officeooo:paragraph-rsid="002f8b26"/>
    </style:style>
    <style:style style:name="P9" style:family="paragraph" style:parent-style-name="Standard">
      <style:text-properties officeooo:rsid="00214357" officeooo:paragraph-rsid="002fbd96"/>
    </style:style>
    <style:style style:name="P10" style:family="paragraph" style:parent-style-name="Standard">
      <style:text-properties officeooo:rsid="00214357" officeooo:paragraph-rsid="003055fd"/>
    </style:style>
    <style:style style:name="P11" style:family="paragraph" style:parent-style-name="Standard">
      <style:text-properties officeooo:rsid="0026d13d" officeooo:paragraph-rsid="0026d13d"/>
    </style:style>
    <style:style style:name="P12" style:family="paragraph" style:parent-style-name="Standard">
      <style:text-properties officeooo:rsid="0028914a" officeooo:paragraph-rsid="0028914a"/>
    </style:style>
    <style:style style:name="P13" style:family="paragraph" style:parent-style-name="Standard">
      <style:text-properties officeooo:rsid="00299ec0" officeooo:paragraph-rsid="00299ec0"/>
    </style:style>
    <style:style style:name="P14" style:family="paragraph" style:parent-style-name="Standard">
      <style:text-properties officeooo:rsid="002cd1cb" officeooo:paragraph-rsid="002cd1cb"/>
    </style:style>
    <style:style style:name="P15" style:family="paragraph" style:parent-style-name="Standard">
      <style:text-properties officeooo:rsid="002cd1cb" officeooo:paragraph-rsid="002ded29"/>
    </style:style>
    <style:style style:name="P16" style:family="paragraph" style:parent-style-name="Standard">
      <style:text-properties officeooo:rsid="002ded29" officeooo:paragraph-rsid="002ded29"/>
    </style:style>
    <style:style style:name="P17" style:family="paragraph" style:parent-style-name="Standard">
      <style:text-properties officeooo:rsid="002ded29" officeooo:paragraph-rsid="002f8b26"/>
    </style:style>
    <style:style style:name="P18" style:family="paragraph" style:parent-style-name="Standard">
      <style:text-properties officeooo:rsid="002fbd96" officeooo:paragraph-rsid="002fbd96"/>
    </style:style>
    <style:style style:name="P19" style:family="paragraph" style:parent-style-name="Standard">
      <style:text-properties officeooo:rsid="003055fd" officeooo:paragraph-rsid="003055fd"/>
    </style:style>
    <style:style style:name="P20" style:family="paragraph" style:parent-style-name="Standard">
      <style:text-properties officeooo:rsid="003055fd" officeooo:paragraph-rsid="00306e7b"/>
    </style:style>
    <style:style style:name="P21" style:family="paragraph" style:parent-style-name="Standard">
      <style:text-properties officeooo:rsid="003055fd" officeooo:paragraph-rsid="00318bcf"/>
    </style:style>
    <style:style style:name="P22" style:family="paragraph" style:parent-style-name="Standard">
      <style:text-properties officeooo:rsid="003055fd" officeooo:paragraph-rsid="0032d24b"/>
    </style:style>
    <style:style style:name="P23" style:family="paragraph" style:parent-style-name="Standard">
      <style:text-properties officeooo:rsid="00318bcf" officeooo:paragraph-rsid="00318bcf"/>
    </style:style>
    <style:style style:name="P24" style:family="paragraph" style:parent-style-name="Standard">
      <style:text-properties officeooo:rsid="0032d24b" officeooo:paragraph-rsid="0032d24b"/>
    </style:style>
    <style:style style:name="P25" style:family="paragraph" style:parent-style-name="Standard">
      <style:text-properties officeooo:rsid="0032d24b" officeooo:paragraph-rsid="0033c13f"/>
    </style:style>
    <style:style style:name="P26" style:family="paragraph" style:parent-style-name="Standard">
      <style:text-properties officeooo:rsid="0032d24b" officeooo:paragraph-rsid="00349ef0"/>
    </style:style>
    <style:style style:name="P27" style:family="paragraph" style:parent-style-name="Standard">
      <style:text-properties officeooo:rsid="0032d24b" officeooo:paragraph-rsid="00356fee"/>
    </style:style>
    <style:style style:name="P28" style:family="paragraph" style:parent-style-name="Standard">
      <style:text-properties officeooo:rsid="00349ef0" officeooo:paragraph-rsid="00349ef0"/>
    </style:style>
    <style:style style:name="P29" style:family="paragraph" style:parent-style-name="Standard">
      <style:text-properties officeooo:rsid="00349ef0" officeooo:paragraph-rsid="00356fee"/>
    </style:style>
    <style:style style:name="P30" style:family="paragraph" style:parent-style-name="Standard">
      <style:text-properties officeooo:rsid="00349ef0" officeooo:paragraph-rsid="00376012"/>
    </style:style>
    <style:style style:name="P31" style:family="paragraph" style:parent-style-name="Standard">
      <style:text-properties officeooo:rsid="00349ef0" officeooo:paragraph-rsid="003b1b08"/>
    </style:style>
    <style:style style:name="P32" style:family="paragraph" style:parent-style-name="Standard">
      <style:text-properties officeooo:rsid="00349ef0" officeooo:paragraph-rsid="003cd6c0"/>
    </style:style>
    <style:style style:name="P33" style:family="paragraph" style:parent-style-name="Standard">
      <style:text-properties officeooo:rsid="00356fee" officeooo:paragraph-rsid="00356fee"/>
    </style:style>
    <style:style style:name="P34" style:family="paragraph" style:parent-style-name="Standard">
      <style:text-properties officeooo:rsid="0033c13f" officeooo:paragraph-rsid="00349ef0"/>
    </style:style>
    <style:style style:name="P35" style:family="paragraph" style:parent-style-name="Standard">
      <style:text-properties officeooo:rsid="003b1b08" officeooo:paragraph-rsid="003b1b08"/>
    </style:style>
    <style:style style:name="P36" style:family="paragraph" style:parent-style-name="Standard">
      <style:text-properties officeooo:rsid="003e5234" officeooo:paragraph-rsid="003e5234"/>
    </style:style>
    <style:style style:name="P37" style:family="paragraph" style:parent-style-name="Standard">
      <style:paragraph-properties fo:break-before="page"/>
      <style:text-properties officeooo:rsid="00214357" officeooo:paragraph-rsid="0022f779"/>
    </style:style>
    <style:style style:name="P38" style:family="paragraph" style:parent-style-name="Standard">
      <style:paragraph-properties fo:break-before="page"/>
      <style:text-properties officeooo:rsid="00299ec0" officeooo:paragraph-rsid="00299ec0"/>
    </style:style>
    <style:style style:name="P39" style:family="paragraph" style:parent-style-name="Standard">
      <style:paragraph-properties fo:break-before="page"/>
      <style:text-properties officeooo:rsid="002cd1cb" officeooo:paragraph-rsid="002cd1cb"/>
    </style:style>
    <style:style style:name="P40" style:family="paragraph" style:parent-style-name="Standard">
      <style:paragraph-properties fo:break-before="page"/>
      <style:text-properties officeooo:rsid="003055fd" officeooo:paragraph-rsid="003055fd"/>
    </style:style>
    <style:style style:name="P41" style:family="paragraph" style:parent-style-name="Standard">
      <style:paragraph-properties fo:break-before="page"/>
      <style:text-properties officeooo:rsid="0032d24b" officeooo:paragraph-rsid="00349ef0"/>
    </style:style>
    <style:style style:name="P42" style:family="paragraph" style:parent-style-name="Standard">
      <style:paragraph-properties fo:break-before="page"/>
      <style:text-properties officeooo:rsid="002ded29" officeooo:paragraph-rsid="002ded29"/>
    </style:style>
    <style:style style:name="P43" style:family="paragraph" style:parent-style-name="Standard">
      <style:paragraph-properties fo:break-before="page"/>
      <style:text-properties officeooo:rsid="00349ef0" officeooo:paragraph-rsid="003cd6c0"/>
    </style:style>
    <style:style style:name="P44" style:family="paragraph" style:parent-style-name="Table_20_Contents">
      <style:text-properties officeooo:rsid="003f1999" officeooo:paragraph-rsid="003f1999"/>
    </style:style>
    <style:style style:name="T1" style:family="text">
      <style:text-properties officeooo:rsid="00214357"/>
    </style:style>
    <style:style style:name="T2" style:family="text">
      <style:text-properties officeooo:rsid="00306e7b"/>
    </style:style>
    <style:style style:name="T3" style:family="text">
      <style:text-properties officeooo:rsid="00349ef0"/>
    </style:style>
    <style:style style:name="T4" style:family="text">
      <style:text-properties officeooo:rsid="003f199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htävä 1.</text:p>
      <text:p text:style-name="P1"/>
      <text:p text:style-name="P1">a) <text:s text:c="2"/>Vastukset ovat sarjassa, jännite jakautuu tasaisesti niiden yli. </text:p>
      <text:p text:style-name="P1"/>
      <text:p text:style-name="P1"><draw:frame draw:style-name="fr1" draw:name="Objekti1" text:anchor-type="as-char" svg:y="-0.392cm" svg:width="1.907cm" svg:height="0.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kti2" text:anchor-type="as-char" svg:y="-0.392cm" svg:width="1.946cm" svg:height="0.512cm" draw:z-index="1"><draw:object xlink:href="./Object 2" xlink:type="simple" xlink:show="embed" xlink:actuate="onLoad"/><draw:image xlink:href="./ObjectReplacements/Object 2" xlink:type="simple" xlink:show="embed" xlink:actuate="onLoad"/><svg:desc>kaava</svg:desc></draw:frame></text:p>
      <text:p text:style-name="P1"/>
      <text:p text:style-name="P1"><draw:frame draw:style-name="fr1" draw:name="Objekti3" text:anchor-type="as-char" svg:y="-0.663cm" svg:width="4.867cm" svg:height="1.085cm" draw:z-index="2"><draw:object xlink:href="./Object 3" xlink:type="simple" xlink:show="embed" xlink:actuate="onLoad"/><draw:image xlink:href="./ObjectReplacements/Object 3" xlink:type="simple" xlink:show="embed" xlink:actuate="onLoad"/><svg:desc>kaava</svg:desc></draw:frame></text:p>
      <text:p text:style-name="P1"/>
      <text:p text:style-name="P1"><draw:frame draw:style-name="fr1" draw:name="Objekti4" text:anchor-type="as-char" svg:y="-0.663cm" svg:width="8.077cm" svg:height="1.085cm" draw:z-index="3"><draw:object xlink:href="./Object 4" xlink:type="simple" xlink:show="embed" xlink:actuate="onLoad"/><draw:image xlink:href="./ObjectReplacements/Object 4" xlink:type="simple" xlink:show="embed" xlink:actuate="onLoad"/><svg:desc>kaava</svg:desc></draw:frame></text:p>
      <text:p text:style-name="P1"/>
      <text:p text:style-name="P1"><draw:frame draw:style-name="fr1" draw:name="Objekti5" text:anchor-type="as-char" svg:y="-0.713cm" svg:width="1.416cm" svg:height="1.129cm" draw:z-index="4"><draw:object xlink:href="./Object 5" xlink:type="simple" xlink:show="embed" xlink:actuate="onLoad"/><draw:image xlink:href="./ObjectReplacements/Object 5" xlink:type="simple" xlink:show="embed" xlink:actuate="onLoad"/><svg:desc>kaava</svg:desc></draw:frame></text:p>
      <text:p text:style-name="P1"/>
      <text:p text:style-name="P1"><draw:frame draw:style-name="fr1" draw:name="Objekti6" text:anchor-type="as-char" svg:y="-0.721cm" svg:width="7.415cm" svg:height="1.141cm" draw:z-index="5"><draw:object xlink:href="./Object 6" xlink:type="simple" xlink:show="embed" xlink:actuate="onLoad"/><draw:image xlink:href="./ObjectReplacements/Object 6" xlink:type="simple" xlink:show="embed" xlink:actuate="onLoad"/><svg:desc>kaava</svg:desc></draw:frame></text:p>
      <text:p text:style-name="P1"/>
      <text:p text:style-name="P2"/>
      <text:p text:style-name="P37">b) <text:s text:c="2"/></text:p>
      <text:p text:style-name="P2"><draw:frame draw:style-name="fr1" draw:name="Objekti8" text:anchor-type="as-char" svg:y="-0.392cm" svg:width="1.907cm" svg:height="0.51cm" draw:z-index="6"><draw:object xlink:href="./Object 8" xlink:type="simple" xlink:show="embed" xlink:actuate="onLoad"/><draw:image xlink:href="./ObjectReplacements/Object 8" xlink:type="simple" xlink:show="embed" xlink:actuate="onLoad"/><svg:desc>kaava</svg:desc></draw:frame></text:p>
      <text:p text:style-name="P2"/>
      <text:p text:style-name="P2"><draw:frame draw:style-name="fr1" draw:name="Objekti9" text:anchor-type="as-char" svg:y="-0.392cm" svg:width="1.946cm" svg:height="0.512cm" draw:z-index="7"><draw:object xlink:href="./Object 9" xlink:type="simple" xlink:show="embed" xlink:actuate="onLoad"/><draw:image xlink:href="./ObjectReplacements/Object 9" xlink:type="simple" xlink:show="embed" xlink:actuate="onLoad"/><svg:desc>kaava</svg:desc></draw:frame></text:p>
      <text:p text:style-name="P2"/>
      <text:p text:style-name="P11">Tehon ja jännitteen avulla voimme laskea virran:</text:p>
      <text:p text:style-name="P3"/>
      <text:p text:style-name="P3"><draw:frame draw:style-name="fr1" draw:name="Objekti20" text:anchor-type="as-char" svg:y="-0.658cm" svg:width="1.192cm" svg:height="1.074cm" draw:z-index="8"><draw:object xlink:href="./Object 20" xlink:type="simple" xlink:show="embed" xlink:actuate="onLoad"/><draw:image xlink:href="./ObjectReplacements/Object 20" xlink:type="simple" xlink:show="embed" xlink:actuate="onLoad"/><svg:desc>kaava</svg:desc></draw:frame></text:p>
      <text:p text:style-name="P3"/>
      <text:p text:style-name="P3"><draw:frame draw:style-name="fr1" draw:name="Objekti21" text:anchor-type="as-char" svg:y="-0.663cm" svg:width="4.611cm" svg:height="1.085cm" draw:z-index="9"><draw:object xlink:href="./Object 21" xlink:type="simple" xlink:show="embed" xlink:actuate="onLoad"/><draw:image xlink:href="./ObjectReplacements/Object 21" xlink:type="simple" xlink:show="embed" xlink:actuate="onLoad"/><svg:desc>kaava</svg:desc></draw:frame></text:p>
      <text:p text:style-name="P3"/>
      <text:p text:style-name="P3"><draw:frame draw:style-name="fr1" draw:name="Objekti22" text:anchor-type="as-char" svg:y="-0.446cm" svg:width="1.632cm" svg:height="0.561cm" draw:z-index="10"><draw:object xlink:href="./Object 22" xlink:type="simple" xlink:show="embed" xlink:actuate="onLoad"/><draw:image xlink:href="./ObjectReplacements/Object 22" xlink:type="simple" xlink:show="embed" xlink:actuate="onLoad"/><svg:desc>kaava</svg:desc></draw:frame></text:p>
      <text:p text:style-name="P3"><draw:frame draw:style-name="fr1" draw:name="Objekti23" text:anchor-type="as-char" svg:y="-0.658cm" svg:width="2.235cm" svg:height="1.134cm" draw:z-index="11"><draw:object xlink:href="./Object 23" xlink:type="simple" xlink:show="embed" xlink:actuate="onLoad"/><draw:image xlink:href="./ObjectReplacements/Object 23" xlink:type="simple" xlink:show="embed" xlink:actuate="onLoad"/><svg:desc>kaava</svg:desc></draw:frame></text:p>
      <text:p text:style-name="P3"><draw:frame draw:style-name="fr1" draw:name="Objekti24" text:anchor-type="as-char" svg:y="-0.663cm" svg:width="4.634cm" svg:height="1.141cm" draw:z-index="12"><draw:object xlink:href="./Object 24" xlink:type="simple" xlink:show="embed" xlink:actuate="onLoad"/><draw:image xlink:href="./ObjectReplacements/Object 24" xlink:type="simple" xlink:show="embed" xlink:actuate="onLoad"/><svg:desc>kaava</svg:desc></draw:frame></text:p>
      <text:p text:style-name="P3"><draw:frame draw:style-name="fr1" draw:name="Objekti25" text:anchor-type="as-char" svg:y="-0.392cm" svg:width="6.008cm" svg:height="0.57cm" draw:z-index="13"><draw:object xlink:href="./Object 25" xlink:type="simple" xlink:show="embed" xlink:actuate="onLoad"/><draw:image xlink:href="./ObjectReplacements/Object 25" xlink:type="simple" xlink:show="embed" xlink:actuate="onLoad"/><svg:desc>kaava</svg:desc></draw:frame></text:p>
      <text:p text:style-name="P12">Näistä ratkaistaan R5 ja R8</text:p>
      <text:p text:style-name="P12"/>
      <text:p text:style-name="P4"><draw:frame draw:style-name="fr1" draw:name="Objekti26" text:anchor-type="as-char" svg:y="-0.721cm" svg:width="8.281cm" svg:height="1.141cm" draw:z-index="14"><draw:object xlink:href="./Object 26" xlink:type="simple" xlink:show="embed" xlink:actuate="onLoad"/><draw:image xlink:href="./ObjectReplacements/Object 26" xlink:type="simple" xlink:show="embed" xlink:actuate="onLoad"/><svg:desc>kaava</svg:desc></draw:frame></text:p>
      <text:p text:style-name="P4"/>
      <text:p text:style-name="P12">Ratkaistaan näiden avulla tehonkestot</text:p>
      <text:p text:style-name="P4"/>
      <text:p text:style-name="P4"><draw:frame draw:style-name="fr1" draw:name="Objekti10" text:anchor-type="as-char" svg:y="-0.446cm" svg:width="7.477cm" svg:height="0.624cm" draw:z-index="15"><draw:object xlink:href="./Object 10" xlink:type="simple" xlink:show="embed" xlink:actuate="onLoad"/><draw:image xlink:href="./ObjectReplacements/Object 10" xlink:type="simple" xlink:show="embed" xlink:actuate="onLoad"/><svg:desc>kaava</svg:desc></draw:frame></text:p>
      <text:p text:style-name="P4"/>
      <text:p text:style-name="P4"><draw:frame draw:style-name="fr1" draw:name="Objekti7" text:anchor-type="as-char" svg:y="-0.776cm" svg:width="6.994cm" svg:height="1.198cm" draw:z-index="16"><draw:object xlink:href="./Object 7" xlink:type="simple" xlink:show="embed" xlink:actuate="onLoad"/><draw:image xlink:href="./ObjectReplacements/Object 7" xlink:type="simple" xlink:show="embed" xlink:actuate="onLoad"/><svg:desc>kaava</svg:desc></draw:frame></text:p>
      <text:p text:style-name="P3"/>
      <text:p text:style-name="P11"/>
      <text:p text:style-name="P38">Tehtävä 2.</text:p>
      <text:p text:style-name="P13"/>
      <text:p text:style-name="P5"><draw:frame draw:style-name="fr1" draw:name="Objekti11" text:anchor-type="as-char" svg:y="-0.446cm" svg:width="2.228cm" svg:height="0.624cm" draw:z-index="17"><draw:object xlink:href="./Object 11" xlink:type="simple" xlink:show="embed" xlink:actuate="onLoad"/><draw:image xlink:href="./ObjectReplacements/Object 11" xlink:type="simple" xlink:show="embed" xlink:actuate="onLoad"/><svg:desc>kaava</svg:desc></draw:frame></text:p>
      <text:p text:style-name="P5"/>
      <text:p text:style-name="P5"><draw:frame draw:style-name="fr1" draw:name="Objekti13" text:anchor-type="as-char" svg:y="-0.392cm" svg:width="2.658cm" svg:height="0.605cm" draw:z-index="19"><draw:object xlink:href="./Object 13" xlink:type="simple" xlink:show="embed" xlink:actuate="onLoad"/><draw:image xlink:href="./ObjectReplacements/Object 13" xlink:type="simple" xlink:show="embed" xlink:actuate="onLoad"/><svg:desc>kaava</svg:desc></draw:frame></text:p>
      <text:p text:style-name="P5"><draw:frame draw:style-name="fr1" draw:name="Objekti12" text:anchor-type="as-char" svg:y="-0.446cm" svg:width="4.486cm" svg:height="0.57cm" draw:z-index="18"><draw:object xlink:href="./Object 12" xlink:type="simple" xlink:show="embed" xlink:actuate="onLoad"/><draw:image xlink:href="./ObjectReplacements/Object 12" xlink:type="simple" xlink:show="embed" xlink:actuate="onLoad"/><svg:desc>kaava</svg:desc></draw:frame></text:p>
      <text:p text:style-name="P5"/>
      <text:p text:style-name="P5"><draw:frame draw:style-name="fr1" draw:name="Objekti14" text:anchor-type="as-char" svg:y="-0.392cm" svg:width="2.096cm" svg:height="0.57cm" draw:z-index="20"><draw:object xlink:href="./Object 14" xlink:type="simple" xlink:show="embed" xlink:actuate="onLoad"/><draw:image xlink:href="./ObjectReplacements/Object 14" xlink:type="simple" xlink:show="embed" xlink:actuate="onLoad"/><svg:desc>kaava</svg:desc></draw:frame></text:p>
      <text:p text:style-name="P5"/>
      <text:p text:style-name="P5"><draw:frame draw:style-name="fr1" draw:name="Objekti16" text:anchor-type="as-char" svg:y="-0.392cm" svg:width="1.917cm" svg:height="0.57cm" draw:z-index="22"><draw:object xlink:href="./Object 16" xlink:type="simple" xlink:show="embed" xlink:actuate="onLoad"/><draw:image xlink:href="./ObjectReplacements/Object 16" xlink:type="simple" xlink:show="embed" xlink:actuate="onLoad"/><svg:desc>kaava</svg:desc></draw:frame></text:p>
      <text:p text:style-name="P5"/>
      <text:p text:style-name="P5"><draw:frame draw:style-name="fr1" draw:name="Objekti15" text:anchor-type="as-char" svg:y="-0.392cm" svg:width="1.326cm" svg:height="0.512cm" draw:z-index="21"><draw:object xlink:href="./Object 15" xlink:type="simple" xlink:show="embed" xlink:actuate="onLoad"/><draw:image xlink:href="./ObjectReplacements/Object 15" xlink:type="simple" xlink:show="embed" xlink:actuate="onLoad"/><svg:desc>kaava</svg:desc></draw:frame></text:p>
      <text:p text:style-name="P39">Tehtävä 3.</text:p>
      <text:p text:style-name="P14"/>
      <text:p text:style-name="P14">a) <text:span text:style-name="T1"><draw:frame draw:style-name="fr1" draw:name="Objekti17" text:anchor-type="as-char" svg:y="-0.392cm" svg:width="3.724cm" svg:height="0.512cm" draw:z-index="23"><draw:object xlink:href="./Object 17" xlink:type="simple" xlink:show="embed" xlink:actuate="onLoad"/><draw:image xlink:href="./ObjectReplacements/Object 17" xlink:type="simple" xlink:show="embed" xlink:actuate="onLoad"/><svg:desc>kaava</svg:desc></draw:frame></text:span></text:p>
      <text:p text:style-name="P14"/>
      <text:p text:style-name="P6"><draw:frame draw:style-name="fr1" draw:name="Objekti27" text:anchor-type="as-char" svg:y="-0.392cm" svg:width="2.166cm" svg:height="0.57cm" draw:z-index="26"><draw:object xlink:href="./Object 27" xlink:type="simple" xlink:show="embed" xlink:actuate="onLoad"/><draw:image xlink:href="./ObjectReplacements/Object 27" xlink:type="simple" xlink:show="embed" xlink:actuate="onLoad"/><svg:desc>kaava</svg:desc></draw:frame></text:p>
      <text:p text:style-name="P15"/>
      <text:p text:style-name="P6"><draw:frame draw:style-name="fr1" draw:name="Objekti28" text:anchor-type="as-char" svg:y="-0.392cm" svg:width="1.884cm" svg:height="0.57cm" draw:z-index="27"><draw:object xlink:href="./Object 28" xlink:type="simple" xlink:show="embed" xlink:actuate="onLoad"/><draw:image xlink:href="./ObjectReplacements/Object 28" xlink:type="simple" xlink:show="embed" xlink:actuate="onLoad"/><svg:desc>kaava</svg:desc></draw:frame></text:p>
      <text:p text:style-name="P14"/>
      <text:p text:style-name="P7"><draw:frame draw:style-name="fr1" draw:name="Objekti18" text:anchor-type="as-char" svg:y="-0.392cm" svg:width="1.653cm" svg:height="0.512cm" draw:z-index="24"><draw:object xlink:href="./Object 18" xlink:type="simple" xlink:show="embed" xlink:actuate="onLoad"/><draw:image xlink:href="./ObjectReplacements/Object 18" xlink:type="simple" xlink:show="embed" xlink:actuate="onLoad"/><svg:desc>kaava</svg:desc></draw:frame></text:p>
      <text:p text:style-name="P14"/>
      <text:p text:style-name="P7"><draw:frame draw:style-name="fr1" draw:name="Objekti19" text:anchor-type="as-char" svg:y="-0.392cm" svg:width="0.984cm" svg:height="0.506cm" draw:z-index="25"><draw:object xlink:href="./Object 19" xlink:type="simple" xlink:show="embed" xlink:actuate="onLoad"/><draw:image xlink:href="./ObjectReplacements/Object 19" xlink:type="simple" xlink:show="embed" xlink:actuate="onLoad"/><svg:desc>kaava</svg:desc></draw:frame></text:p>
      <text:p text:style-name="P7"/>
      <text:p text:style-name="P18">Kondensaattorit rinnan</text:p>
      <text:p text:style-name="P7"/>
      <text:p text:style-name="P7"><draw:frame draw:style-name="fr1" draw:name="Objekti37" text:anchor-type="as-char" svg:y="-0.392cm" svg:width="3.083cm" svg:height="0.57cm" draw:z-index="33"><draw:object xlink:href="./Object 37" xlink:type="simple" xlink:show="embed" xlink:actuate="onLoad"/><draw:image xlink:href="./ObjectReplacements/Object 37" xlink:type="simple" xlink:show="embed" xlink:actuate="onLoad"/></draw:frame></text:p>
      <text:p text:style-name="P18">Varausta purkaessa ne voi nähdä rinnankytkettyinä jännitelähteinä</text:p>
      <text:p text:style-name="P7"/>
      <text:p text:style-name="P9"><draw:frame draw:style-name="fr1" draw:name="Objekti38" text:anchor-type="as-char" svg:y="-0.392cm" svg:width="3.182cm" svg:height="0.572cm" draw:z-index="34"><draw:object xlink:href="./Object 38" xlink:type="simple" xlink:show="embed" xlink:actuate="onLoad"/><draw:image xlink:href="./ObjectReplacements/Object 38" xlink:type="simple" xlink:show="embed" xlink:actuate="onLoad"/><svg:desc>kaava</svg:desc></draw:frame></text:p>
      <text:p text:style-name="P9"><draw:frame draw:style-name="fr1" draw:name="Objekti39" text:anchor-type="as-char" svg:y="-0.392cm" svg:width="3.939cm" svg:height="0.512cm" draw:z-index="35"><draw:object xlink:href="./Object 39" xlink:type="simple" xlink:show="embed" xlink:actuate="onLoad"/><draw:image xlink:href="./ObjectReplacements/Object 39" xlink:type="simple" xlink:show="embed" xlink:actuate="onLoad"/><svg:desc>kaava</svg:desc></draw:frame></text:p>
      <text:p text:style-name="P9"/>
      <text:p text:style-name="P10"><draw:frame draw:style-name="fr1" draw:name="Objekti40" text:anchor-type="as-char" svg:y="-0.658cm" svg:width="1.192cm" svg:height="1.074cm" draw:z-index="36"><draw:object xlink:href="./Object 40" xlink:type="simple" xlink:show="embed" xlink:actuate="onLoad"/><draw:image xlink:href="./ObjectReplacements/Object 40" xlink:type="simple" xlink:show="embed" xlink:actuate="onLoad"/><svg:desc>kaava</svg:desc></draw:frame></text:p>
      <text:p text:style-name="P10"/>
      <text:p text:style-name="P10"><draw:frame draw:style-name="fr1" draw:name="Objekti41" text:anchor-type="as-char" svg:y="-0.663cm" svg:width="2.999cm" svg:height="1.085cm" draw:z-index="37"><draw:object xlink:href="./Object 41" xlink:type="simple" xlink:show="embed" xlink:actuate="onLoad"/><draw:image xlink:href="./ObjectReplacements/Object 41" xlink:type="simple" xlink:show="embed" xlink:actuate="onLoad"/><svg:desc>kaava</svg:desc></draw:frame></text:p>
      <text:p text:style-name="P9"/>
      <text:p text:style-name="P19"/>
      <text:p text:style-name="P40">b) <text:s/><draw:frame draw:style-name="fr1" draw:name="Objekti42" text:anchor-type="as-char" svg:y="-0.392cm" svg:width="1.937cm" svg:height="0.568cm" draw:z-index="38"><draw:object xlink:href="./Object 42" xlink:type="simple" xlink:show="embed" xlink:actuate="onLoad"/><draw:image xlink:href="./ObjectReplacements/Object 42" xlink:type="simple" xlink:show="embed" xlink:actuate="onLoad"/></draw:frame></text:p>
      <text:p text:style-name="P19"/>
      <text:p text:style-name="P19">Kondensaattori ei aloita maksimivarauksestaan, <text:span text:style-name="T2">joten lasketaan vajetta vastaava ajan muutos.</text:span></text:p>
      <text:p text:style-name="P19"/>
      <text:p text:style-name="P20"><draw:frame draw:style-name="fr1" draw:name="Objekti43" text:anchor-type="as-char" svg:y="-0.392cm" svg:width="1.279cm" svg:height="0.57cm" draw:z-index="39"><draw:object xlink:href="./Object 43" xlink:type="simple" xlink:show="embed" xlink:actuate="onLoad"/><draw:image xlink:href="./ObjectReplacements/Object 43" xlink:type="simple" xlink:show="embed" xlink:actuate="onLoad"/><svg:desc>kaava</svg:desc></draw:frame></text:p>
      <text:p text:style-name="P20"/>
      <text:p text:style-name="P20"><draw:frame draw:style-name="fr1" draw:name="Objekti44" text:anchor-type="as-char" svg:y="-0.392cm" svg:width="4.064cm" svg:height="0.57cm" draw:z-index="40"><draw:object xlink:href="./Object 44" xlink:type="simple" xlink:show="embed" xlink:actuate="onLoad"/><draw:image xlink:href="./ObjectReplacements/Object 44" xlink:type="simple" xlink:show="embed" xlink:actuate="onLoad"/><svg:desc>kaava</svg:desc></draw:frame></text:p>
      <text:p text:style-name="P20"><draw:frame draw:style-name="fr1" draw:name="Objekti45" text:anchor-type="as-char" svg:y="-0.446cm" svg:width="2.551cm" svg:height="0.624cm" draw:z-index="41"><draw:object xlink:href="./Object 45" xlink:type="simple" xlink:show="embed" xlink:actuate="onLoad"/><draw:image xlink:href="./ObjectReplacements/Object 45" xlink:type="simple" xlink:show="embed" xlink:actuate="onLoad"/><svg:desc>kaava</svg:desc></draw:frame></text:p>
      <text:p text:style-name="P20"/>
      <text:p text:style-name="P20"><draw:frame draw:style-name="fr1" draw:name="Objekti46" text:anchor-type="as-char" svg:y="-0.446cm" svg:width="4.56cm" svg:height="0.566cm" draw:z-index="42"><draw:object xlink:href="./Object 46" xlink:type="simple" xlink:show="embed" xlink:actuate="onLoad"/><draw:image xlink:href="./ObjectReplacements/Object 46" xlink:type="simple" xlink:show="embed" xlink:actuate="onLoad"/><svg:desc>kaava</svg:desc></draw:frame></text:p>
      <text:p text:style-name="P20"><draw:frame draw:style-name="fr1" draw:name="Objekti47" text:anchor-type="as-char" svg:y="-0.663cm" svg:width="1.374cm" svg:height="1.085cm" draw:z-index="43"><draw:object xlink:href="./Object 47" xlink:type="simple" xlink:show="embed" xlink:actuate="onLoad"/><draw:image xlink:href="./ObjectReplacements/Object 47" xlink:type="simple" xlink:show="embed" xlink:actuate="onLoad"/><svg:desc>kaava</svg:desc></draw:frame></text:p>
      <text:p text:style-name="P21"><draw:frame draw:style-name="fr1" draw:name="Objekti48" text:anchor-type="as-char" svg:y="-0.663cm" svg:width="1.923cm" svg:height="1.085cm" draw:z-index="44"><draw:object xlink:href="./Object 48" xlink:type="simple" xlink:show="embed" xlink:actuate="onLoad"/><draw:image xlink:href="./ObjectReplacements/Object 48" xlink:type="simple" xlink:show="embed" xlink:actuate="onLoad"/><svg:desc>kaava</svg:desc></draw:frame></text:p>
      <text:p text:style-name="P21"><draw:frame draw:style-name="fr1" draw:name="Objekti49" text:anchor-type="as-char" svg:y="-0.392cm" svg:width="2.782cm" svg:height="0.512cm" draw:z-index="45"><draw:object xlink:href="./Object 49" xlink:type="simple" xlink:show="embed" xlink:actuate="onLoad"/><draw:image xlink:href="./ObjectReplacements/Object 49" xlink:type="simple" xlink:show="embed" xlink:actuate="onLoad"/><svg:desc>kaava</svg:desc></draw:frame></text:p>
      <text:p text:style-name="P23">Kokonaisaika </text:p>
      <text:p text:style-name="P23"/>
      <text:p text:style-name="P23"><draw:frame draw:style-name="fr1" draw:name="Objekti50" text:anchor-type="as-char" svg:y="-0.392cm" svg:width="3.923cm" svg:height="0.57cm" draw:z-index="46"><draw:object xlink:href="./Object 50" xlink:type="simple" xlink:show="embed" xlink:actuate="onLoad"/><draw:image xlink:href="./ObjectReplacements/Object 50" xlink:type="simple" xlink:show="embed" xlink:actuate="onLoad"/></draw:frame></text:p>
      <text:p text:style-name="P19"/>
      <text:p text:style-name="P23">Jännite hetkellä t_sek</text:p>
      <text:p text:style-name="P23"/>
      <text:p text:style-name="P21"><draw:frame draw:style-name="fr1" draw:name="Objekti51" text:anchor-type="as-char" svg:y="-0.446cm" svg:width="3.838cm" svg:height="0.624cm" draw:z-index="47"><draw:object xlink:href="./Object 51" xlink:type="simple" xlink:show="embed" xlink:actuate="onLoad"/><draw:image xlink:href="./ObjectReplacements/Object 51" xlink:type="simple" xlink:show="embed" xlink:actuate="onLoad"/><svg:desc>kaava</svg:desc></draw:frame></text:p>
      <text:p text:style-name="P21"><draw:frame draw:style-name="fr1" draw:name="Objekti52" text:anchor-type="as-char" svg:y="-0.392cm" svg:width="5.218cm" svg:height="0.57cm" draw:z-index="48"><draw:object xlink:href="./Object 52" xlink:type="simple" xlink:show="embed" xlink:actuate="onLoad"/><draw:image xlink:href="./ObjectReplacements/Object 52" xlink:type="simple" xlink:show="embed" xlink:actuate="onLoad"/><svg:desc>kaava</svg:desc></draw:frame></text:p>
      <text:p text:style-name="P21"/>
      <text:p text:style-name="P21"><draw:frame draw:style-name="fr1" draw:name="Objekti53" text:anchor-type="as-char" svg:y="-0.663cm" svg:width="3.709cm" svg:height="1.085cm" draw:z-index="49"><draw:object xlink:href="./Object 53" xlink:type="simple" xlink:show="embed" xlink:actuate="onLoad"/><draw:image xlink:href="./ObjectReplacements/Object 53" xlink:type="simple" xlink:show="embed" xlink:actuate="onLoad"/><svg:desc>kaava</svg:desc></draw:frame></text:p>
      <text:p text:style-name="P21"/>
      <text:p text:style-name="P22"><draw:frame draw:style-name="fr1" draw:name="Objekti54" text:anchor-type="as-char" svg:y="-0.392cm" svg:width="4.757cm" svg:height="0.57cm" draw:z-index="50"><draw:object xlink:href="./Object 54" xlink:type="simple" xlink:show="embed" xlink:actuate="onLoad"/><draw:image xlink:href="./ObjectReplacements/Object 54" xlink:type="simple" xlink:show="embed" xlink:actuate="onLoad"/><svg:desc>kaava</svg:desc></draw:frame></text:p>
      <text:p text:style-name="P41">c) <text:span text:style-name="T3">Kondensaattorien kokonaisenergia:</text:span></text:p>
      <text:p text:style-name="P26"/>
      <text:p text:style-name="P29"><draw:frame draw:style-name="fr1" draw:name="Objekti62" text:anchor-type="as-char" svg:y="-0.663cm" svg:width="3.196cm" svg:height="1.085cm" draw:z-index="51"><draw:object xlink:href="./Object 62" xlink:type="simple" xlink:show="embed" xlink:actuate="onLoad"/><draw:image xlink:href="./ObjectReplacements/Object 62" xlink:type="simple" xlink:show="embed" xlink:actuate="onLoad"/><svg:desc>kaava</svg:desc></draw:frame></text:p>
      <text:p text:style-name="P28"/>
      <text:p text:style-name="P28"><draw:frame draw:style-name="fr1" draw:name="Objekti55" text:anchor-type="as-char" svg:y="-0.663cm" svg:width="6.094cm" svg:height="1.085cm" draw:z-index="52"><draw:object xlink:href="./Object 55" xlink:type="simple" xlink:show="embed" xlink:actuate="onLoad"/><draw:image xlink:href="./ObjectReplacements/Object 55" xlink:type="simple" xlink:show="embed" xlink:actuate="onLoad"/></draw:frame></text:p>
      <text:p text:style-name="P28"/>
      <text:p text:style-name="P33">Neplerin luvun termissä otetaan huomioon kondensaattorien kokonaiskapasitanssi</text:p>
      <text:p text:style-name="P27"/>
      <text:p text:style-name="P29"><draw:frame draw:style-name="fr1" draw:name="Objekti60" text:anchor-type="as-char" svg:y="-0.663cm" svg:width="5.223cm" svg:height="1.085cm" draw:z-index="53"><draw:object xlink:href="./Object 60" xlink:type="simple" xlink:show="embed" xlink:actuate="onLoad"/><draw:image xlink:href="./ObjectReplacements/Object 60" xlink:type="simple" xlink:show="embed" xlink:actuate="onLoad"/><svg:desc>kaava</svg:desc></draw:frame></text:p>
      <text:p text:style-name="P33">Tau-termi on 1, joten sitä ei ole merkitty.</text:p>
      <text:p text:style-name="P29"/>
      <text:p text:style-name="P29"><draw:frame draw:style-name="fr1" draw:name="Objekti56" text:anchor-type="as-char" svg:y="-0.663cm" svg:width="8.273cm" svg:height="1.085cm" draw:z-index="54"><draw:object xlink:href="./Object 56" xlink:type="simple" xlink:show="embed" xlink:actuate="onLoad"/><draw:image xlink:href="./ObjectReplacements/Object 56" xlink:type="simple" xlink:show="embed" xlink:actuate="onLoad"/><svg:desc>kaava</svg:desc></draw:frame></text:p>
      <text:p text:style-name="P27"/>
      <text:p text:style-name="P34">Lasketaan energiaerotus, joka on siirtyneen energian määrä.</text:p>
      <text:p text:style-name="P26"/>
      <text:p text:style-name="P29"><draw:frame draw:style-name="fr1" draw:name="Objekti61" text:anchor-type="as-char" svg:y="-0.392cm" svg:width="3.115cm" svg:height="0.57cm" draw:z-index="55"><draw:object xlink:href="./Object 61" xlink:type="simple" xlink:show="embed" xlink:actuate="onLoad"/><draw:image xlink:href="./ObjectReplacements/Object 61" xlink:type="simple" xlink:show="embed" xlink:actuate="onLoad"/><svg:desc>kaava</svg:desc></draw:frame></text:p>
      <text:p text:style-name="P29"/>
      <text:p text:style-name="P30"><draw:frame draw:style-name="fr1" draw:name="Objekti63" text:anchor-type="as-char" svg:y="-0.392cm" svg:width="6.336cm" svg:height="0.57cm" draw:z-index="56"><draw:object xlink:href="./Object 63" xlink:type="simple" xlink:show="embed" xlink:actuate="onLoad"/><draw:image xlink:href="./ObjectReplacements/Object 63" xlink:type="simple" xlink:show="embed" xlink:actuate="onLoad"/><svg:desc>kaava</svg:desc></draw:frame></text:p>
      <text:p text:style-name="P25"/>
      <text:p text:style-name="P24"/>
      <text:p text:style-name="P24"/>
      <text:p text:style-name="P42">Tehtävä 4.</text:p>
      <text:p text:style-name="P16"/>
      <text:p text:style-name="P6"><draw:frame draw:style-name="fr1" draw:name="Objekti32" text:anchor-type="as-char" svg:y="-0.392cm" svg:width="1.697cm" svg:height="0.512cm" draw:z-index="28"><draw:object xlink:href="./Object 32" xlink:type="simple" xlink:show="embed" xlink:actuate="onLoad"/><draw:image xlink:href="./ObjectReplacements/Object 32" xlink:type="simple" xlink:show="embed" xlink:actuate="onLoad"/><svg:desc>kaava</svg:desc></draw:frame></text:p>
      <text:p text:style-name="P16"/>
      <text:p text:style-name="P8"><draw:frame draw:style-name="fr1" draw:name="Objekti33" text:anchor-type="as-char" svg:y="-0.392cm" svg:width="1.561cm" svg:height="0.572cm" draw:z-index="29"><draw:object xlink:href="./Object 33" xlink:type="simple" xlink:show="embed" xlink:actuate="onLoad"/><draw:image xlink:href="./ObjectReplacements/Object 33" xlink:type="simple" xlink:show="embed" xlink:actuate="onLoad"/><svg:desc>kaava</svg:desc></draw:frame></text:p>
      <text:p text:style-name="P17"/>
      <text:p text:style-name="P8"><draw:frame draw:style-name="fr1" draw:name="Objekti34" text:anchor-type="as-char" svg:y="-0.392cm" svg:width="1.57cm" svg:height="0.572cm" draw:z-index="30"><draw:object xlink:href="./Object 34" xlink:type="simple" xlink:show="embed" xlink:actuate="onLoad"/><draw:image xlink:href="./ObjectReplacements/Object 34" xlink:type="simple" xlink:show="embed" xlink:actuate="onLoad"/><svg:desc>kaava</svg:desc></draw:frame></text:p>
      <text:p text:style-name="P17"/>
      <text:p text:style-name="P8"><draw:frame draw:style-name="fr1" draw:name="Objekti35" text:anchor-type="as-char" svg:y="-0.392cm" svg:width="1.822cm" svg:height="0.512cm" draw:z-index="31"><draw:object xlink:href="./Object 35" xlink:type="simple" xlink:show="embed" xlink:actuate="onLoad"/><draw:image xlink:href="./ObjectReplacements/Object 35" xlink:type="simple" xlink:show="embed" xlink:actuate="onLoad"/><svg:desc>kaava</svg:desc></draw:frame></text:p>
      <text:p text:style-name="P17"/>
      <text:p text:style-name="P8"><draw:frame draw:style-name="fr1" draw:name="Objekti36" text:anchor-type="as-char" svg:y="-0.392cm" svg:width="2.6cm" svg:height="0.57cm" draw:z-index="32"><draw:object xlink:href="./Object 36" xlink:type="simple" xlink:show="embed" xlink:actuate="onLoad"/><draw:image xlink:href="./ObjectReplacements/Object 36" xlink:type="simple" xlink:show="embed" xlink:actuate="onLoad"/><svg:desc>kaava</svg:desc></draw:frame></text:p>
      <text:p text:style-name="P8"/>
      <text:p text:style-name="P31"><draw:frame draw:style-name="fr1" draw:name="Objekti29" text:anchor-type="as-char" svg:y="-0.392cm" svg:width="2.046cm" svg:height="0.512cm" draw:z-index="57"><draw:object xlink:href="./Object 29" xlink:type="simple" xlink:show="embed" xlink:actuate="onLoad"/><draw:image xlink:href="./ObjectReplacements/Object 29" xlink:type="simple" xlink:show="embed" xlink:actuate="onLoad"/><svg:desc>kaava</svg:desc></draw:frame></text:p>
      <text:p text:style-name="P31"/>
      <text:p text:style-name="P35">Oletetaan, että tasavirran ollessa kyseessä kondensaattorit eivät vaikuta virran suuruuteen alkutilanteen</text:p>
      <text:p text:style-name="P35">jälkeen.</text:p>
      <text:p text:style-name="P31"/>
      <text:p text:style-name="P36">Käytetään silmukkamenetelmää kahdella 0.5V tasajännitelähteellä, sijoitellaan vastusarvoja, kunnes löytyy yhteisvirta noin 10mA</text:p>
      <text:p text:style-name="P36"/>
      <text:p text:style-name="P36">Ylempi silmukka: 90ohm, -0.5V, tuottaa -5.555...mA</text:p>
      <text:p text:style-name="P36">Alempi silmukka: 110ohm, 0.5V, tuottaa 4.5454...mA</text:p>
      <text:p text:style-name="P36"/>
      <text:p text:style-name="P36">Nämä samaan suuntaan kulkiessaan muodostavat 10mA virran.</text:p>
      <text:p text:style-name="P36"/>
      <table:table table:name="Silmukat" table:style-name="Silmukat">
        <table:table-column table:style-name="Silmukat.A" table:number-columns-repeated="3"/>
        <table:table-row>
          <table:table-cell table:style-name="Silmukat.A1" office:value-type="string">
            <text:p text:style-name="P44">I1</text:p>
          </table:table-cell>
          <table:table-cell table:style-name="Silmukat.A1" office:value-type="string">
            <text:p text:style-name="P44">I2</text:p>
          </table:table-cell>
          <table:table-cell table:style-name="Silmukat.C1" office:value-type="string">
            <text:p text:style-name="P44">U</text:p>
          </table:table-cell>
        </table:table-row>
        <table:table-row>
          <table:table-cell table:style-name="Silmukat.A2" office:value-type="string">
            <text:p text:style-name="P44">90</text:p>
          </table:table-cell>
          <table:table-cell table:style-name="Silmukat.A2" office:value-type="string">
            <text:p text:style-name="P44">0</text:p>
          </table:table-cell>
          <table:table-cell table:style-name="Silmukat.C2" office:value-type="string">
            <text:p text:style-name="Table_20_Contents">-<text:span text:style-name="T4">0.5</text:span></text:p>
          </table:table-cell>
        </table:table-row>
        <table:table-row>
          <table:table-cell table:style-name="Silmukat.A2" office:value-type="string">
            <text:p text:style-name="P44">0</text:p>
          </table:table-cell>
          <table:table-cell table:style-name="Silmukat.A2" office:value-type="string">
            <text:p text:style-name="P44">110</text:p>
          </table:table-cell>
          <table:table-cell table:style-name="Silmukat.C2" office:value-type="string">
            <text:p text:style-name="P44">0.5</text:p>
          </table:table-cell>
        </table:table-row>
      </table:table>
      <text:p text:style-name="P36"/>
      <text:p text:style-name="P31"/>
      <text:p text:style-name="P3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4:31:42.595333885</meta:creation-date>
    <meta:generator>LibreOffice/4.2.2.1$Linux_X86_64 LibreOffice_project/420m0$Build-1</meta:generator>
    <dc:date>2014-03-31T20:00:14.054142273</dc:date>
    <meta:editing-duration>PT10H26M15S</meta:editing-duration>
    <meta:editing-cycles>10</meta:editing-cycles>
    <meta:document-statistic meta:table-count="1" meta:image-count="0" meta:object-count="58" meta:page-count="8" meta:paragraph-count="91" meta:word-count="139" meta:character-count="1080" meta:non-whitespace-character-count="1080"/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n>230</mn>
      </mrow>
      <mi>V</mi>
    </mrow>
    <annotation encoding="StarMath 5.0">U = 230V</annotation>
  </semantics>
</math>
</file>

<file path=Object 10/content.xml><?xml version="1.0" encoding="utf-8"?>
<math xmlns="http://www.w3.org/1998/Math/MathML" display="block">
  <semantics>
    <mrow>
      <mrow>
        <msub>
          <mi>P</mi>
          <mi mathvariant="italic">enemmistöVastus</mi>
        </msub>
        <mo stretchy="false">=</mo>
        <mrow>
          <msup>
            <mi>I</mi>
            <mn>2</mn>
          </msup>
          <mo stretchy="false">⋅</mo>
          <msub>
            <mi>R</mi>
            <mi mathvariant="italic">apu</mi>
          </msub>
        </mrow>
        <mo stretchy="false">=</mo>
        <mn>9.0909</mn>
      </mrow>
      <mn>...</mn>
      <mrow>
        <mi>W</mi>
        <mo stretchy="false">≈</mo>
        <mn>9.1</mn>
      </mrow>
      <mi>W</mi>
    </mrow>
    <annotation encoding="StarMath 5.0">P_enemmistöVastus = I^2 cdot R_apu = 9.0909...W approx 9.1W</annotation>
  </semantics>
</math>
</file>

<file path=Object 11/content.xml><?xml version="1.0" encoding="utf-8"?>
<math xmlns="http://www.w3.org/1998/Math/MathML" display="block">
  <semantics>
    <mrow>
      <mrow>
        <msub>
          <mi>T</mi>
          <mi mathvariant="italic">häly</mi>
        </msub>
        <mo stretchy="false">=</mo>
        <msup>
          <mn>50</mn>
          <mi>o</mi>
        </msup>
      </mrow>
      <mi>C</mi>
    </mrow>
    <annotation encoding="StarMath 5.0">T_häly = 50^o C</annotation>
  </semantics>
</math>
</file>

<file path=Object 12/content.xml><?xml version="1.0" encoding="utf-8"?>
<math xmlns="http://www.w3.org/1998/Math/MathML" display="block">
  <semantics>
    <mrow>
      <mi mathvariant="normal">Δ</mi>
      <mrow>
        <mi>T</mi>
        <mo stretchy="false">=</mo>
        <msup>
          <mrow>
            <mo fence="true" stretchy="false">(</mo>
            <mrow>
              <mrow>
                <mn>50</mn>
                <mo stretchy="false">−</mo>
                <mn>25</mn>
              </mrow>
            </mrow>
            <mo fence="true" stretchy="false">)</mo>
          </mrow>
          <mi>o</mi>
        </msup>
      </mrow>
      <mrow>
        <mi>C</mi>
        <mo stretchy="false">=</mo>
        <msup>
          <mn>25</mn>
          <mi>o</mi>
        </msup>
      </mrow>
      <mi>K</mi>
    </mrow>
    <annotation encoding="StarMath 5.0">%DELTA T = (50-25)^o C = 25^o K</annotation>
  </semantics>
</math>
</file>

<file path=Object 13/content.xml><?xml version="1.0" encoding="utf-8"?>
<math xmlns="http://www.w3.org/1998/Math/MathML" display="block">
  <semantics>
    <mrow>
      <mrow>
        <msub>
          <mi>R</mi>
          <mrow>
            <mo fence="true" stretchy="false">(</mo>
            <mrow>
              <msup>
                <mn>25</mn>
                <mi mathvariant="italic">oC</mi>
              </msup>
            </mrow>
            <mo fence="true" stretchy="false">)</mo>
          </mrow>
        </msub>
        <mo stretchy="false">=</mo>
        <mn>4.7</mn>
      </mrow>
      <mi>k</mi>
      <mi mathvariant="normal">Ω</mi>
    </mrow>
    <annotation encoding="StarMath 5.0">R_(25^oC) = 4.7k%OMEGA</annotation>
  </semantics>
</math>
</file>

<file path=Object 14/content.xml><?xml version="1.0" encoding="utf-8"?>
<math xmlns="http://www.w3.org/1998/Math/MathML" display="block">
  <semantics>
    <mrow>
      <mrow>
        <mi>U</mi>
        <mo stretchy="false">=</mo>
        <mn>5</mn>
      </mrow>
      <mi>V</mi>
    </mrow>
    <annotation encoding="StarMath 5.0">U = 5V</annotation>
  </semantics>
</math>
</file>

<file path=Object 15/content.xml><?xml version="1.0" encoding="utf-8"?>
<math xmlns="http://www.w3.org/1998/Math/MathML" display="block">
  <semantics>
    <mrow>
      <mi>R</mi>
      <mrow>
        <mn>1</mn>
        <mo stretchy="false">=</mo>
        <mi>?</mi>
      </mrow>
    </mrow>
    <annotation encoding="StarMath 5.0">R1 = ?</annotation>
  </semantics>
</math>
</file>

<file path=Object 16/content.xml><?xml version="1.0" encoding="utf-8"?>
<math xmlns="http://www.w3.org/1998/Math/MathML" display="block">
  <semantics>
    <mrow>
      <mrow>
        <msub>
          <mi>U</mi>
          <mi mathvariant="italic">häly</mi>
        </msub>
        <mo stretchy="false">=</mo>
        <mn>1</mn>
      </mrow>
      <mi>V</mi>
    </mrow>
    <annotation encoding="StarMath 5.0">U_häly = 1V</annotation>
  </semantics>
</math>
</file>

<file path=Object 17/content.xml><?xml version="1.0" encoding="utf-8"?>
<math xmlns="http://www.w3.org/1998/Math/MathML" display="block">
  <semantics>
    <mrow>
      <mrow>
        <mi>C</mi>
        <mo stretchy="false">=</mo>
        <mn>10000</mn>
      </mrow>
      <mi mathvariant="normal">μ</mi>
      <mrow>
        <mi>F</mi>
        <mo stretchy="false">=</mo>
        <mn>10</mn>
      </mrow>
      <mi>F</mi>
    </mrow>
    <annotation encoding="StarMath 5.0">C = 10000%mu F = 10F</annotation>
  </semantics>
</math>
</file>

<file path=Object 18/content.xml><?xml version="1.0" encoding="utf-8"?>
<math xmlns="http://www.w3.org/1998/Math/MathML" display="block">
  <semantics>
    <mrow>
      <mrow>
        <mi>R</mi>
        <mo stretchy="false">=</mo>
        <mn>10</mn>
      </mrow>
      <mi mathvariant="normal">Ω</mi>
    </mrow>
    <annotation encoding="StarMath 5.0">R = 10%OMEGA</annotation>
  </semantics>
</math>
</file>

<file path=Object 19/content.xml><?xml version="1.0" encoding="utf-8"?>
<math xmlns="http://www.w3.org/1998/Math/MathML" display="block">
  <semantics>
    <mrow>
      <mi>I</mi>
      <mo stretchy="false">=</mo>
      <mi>?</mi>
    </mrow>
    <annotation encoding="StarMath 5.0">I = ?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n>100</mn>
      </mrow>
      <mi>W</mi>
    </mrow>
    <annotation encoding="StarMath 5.0">P = 100W</annotation>
  </semantics>
</math>
</file>

<file path=Object 20/content.xml><?xml version="1.0" encoding="utf-8"?>
<math xmlns="http://www.w3.org/1998/Math/MathML" display="block">
  <semantics>
    <mrow>
      <mi>I</mi>
      <mo stretchy="false">=</mo>
      <mfrac>
        <mi>P</mi>
        <mi>U</mi>
      </mfrac>
    </mrow>
    <annotation encoding="StarMath 5.0">I = {P} over {U} </annotation>
  </semantics>
</math>
</file>

<file path=Object 21/content.xml><?xml version="1.0" encoding="utf-8"?>
<math xmlns="http://www.w3.org/1998/Math/MathML" display="block">
  <semantics>
    <mrow>
      <mrow>
        <mi>I</mi>
        <mo stretchy="false">=</mo>
        <mfrac>
          <mrow>
            <mn>100</mn>
            <mi>W</mi>
          </mrow>
          <mrow>
            <mn>230</mn>
            <mi>V</mi>
          </mrow>
        </mfrac>
        <mo stretchy="false">=</mo>
        <mn>0.434782</mn>
      </mrow>
      <mn>...</mn>
      <mi>A</mi>
    </mrow>
    <annotation encoding="StarMath 5.0">I = {100W} over {230V} = 0.434782...A</annotation>
  </semantics>
</math>
</file>

<file path=Object 22/content.xml><?xml version="1.0" encoding="utf-8"?>
<math xmlns="http://www.w3.org/1998/Math/MathML" display="block">
  <semantics>
    <mrow>
      <mi>P</mi>
      <mo stretchy="false">=</mo>
      <mrow>
        <msup>
          <mi>I</mi>
          <mn>2</mn>
        </msup>
        <mo stretchy="false">⋅</mo>
        <mi>R</mi>
      </mrow>
    </mrow>
    <annotation encoding="StarMath 5.0">P = I^2 cdot R</annotation>
  </semantics>
</math>
</file>

<file path=Object 23/content.xml><?xml version="1.0" encoding="utf-8"?>
<math xmlns="http://www.w3.org/1998/Math/MathML" display="block">
  <semantics>
    <mrow>
      <mfrac>
        <mi>P</mi>
        <mrow>
          <msup>
            <mi>I</mi>
            <mn>2</mn>
          </msup>
          <mo stretchy="false">⋅</mo>
          <mn>11</mn>
        </mrow>
      </mfrac>
      <mo stretchy="false">=</mo>
      <msub>
        <mi>R</mi>
        <mi mathvariant="italic">apu</mi>
      </msub>
    </mrow>
    <annotation encoding="StarMath 5.0">P over {I^2 cdot 11}  =R_apu</annotation>
  </semantics>
</math>
</file>

<file path=Object 24/content.xml><?xml version="1.0" encoding="utf-8"?>
<math xmlns="http://www.w3.org/1998/Math/MathML" display="block">
  <semantics>
    <mrow>
      <mfrac>
        <mrow>
          <mn>100</mn>
          <mi>W</mi>
        </mrow>
        <mrow>
          <msup>
            <mrow>
              <mo fence="true" stretchy="false">(</mo>
              <mrow>
                <mrow>
                  <mn>0.434782</mn>
                  <mn>...</mn>
                  <mi>A</mi>
                </mrow>
              </mrow>
              <mo fence="true" stretchy="false">)</mo>
            </mrow>
            <mn>2</mn>
          </msup>
          <mo stretchy="false">⋅</mo>
          <mn>11</mn>
        </mrow>
      </mfrac>
      <mo stretchy="false">=</mo>
      <msub>
        <mi>R</mi>
        <mi mathvariant="italic">apu</mi>
      </msub>
    </mrow>
    <annotation encoding="StarMath 5.0">{100W} over {(0.434782...A)^2 cdot 11}  =R_apu</annotation>
  </semantics>
</math>
</file>

<file path=Object 25/content.xml><?xml version="1.0" encoding="utf-8"?>
<math xmlns="http://www.w3.org/1998/Math/MathML" display="block">
  <semantics>
    <mrow>
      <mrow>
        <msub>
          <mi>R</mi>
          <mi mathvariant="italic">apu</mi>
        </msub>
        <mo stretchy="false">=</mo>
        <mn>48.09090</mn>
      </mrow>
      <mn>...</mn>
      <mrow>
        <mi mathvariant="normal">Ω</mi>
        <mo stretchy="false">=</mo>
        <msub>
          <mi>R</mi>
          <mi mathvariant="italic">enemmistöVastus</mi>
        </msub>
      </mrow>
    </mrow>
    <annotation encoding="StarMath 5.0">R_apu = 48.09090... %OMEGA = R_enemmistöVastus</annotation>
  </semantics>
</math>
</file>

<file path=Object 26/content.xml><?xml version="1.0" encoding="utf-8"?>
<math xmlns="http://www.w3.org/1998/Math/MathML" display="block">
  <semantics>
    <mrow>
      <mrow>
        <msub>
          <mi>R</mi>
          <mrow>
            <mn>5</mn>
            <mi mathvariant="italic">ja</mi>
            <mn>8</mn>
          </mrow>
        </msub>
        <mo stretchy="false">=</mo>
        <mfrac>
          <msub>
            <mi>R</mi>
            <mi mathvariant="italic">apu</mi>
          </msub>
          <mn>2</mn>
        </mfrac>
        <mo stretchy="false">=</mo>
        <mfrac>
          <mrow>
            <mn>48.09090</mn>
            <mn>...</mn>
            <mi mathvariant="normal">Ω</mi>
          </mrow>
          <mn>2</mn>
        </mfrac>
        <mo stretchy="false">=</mo>
        <mn>24.04545454</mn>
      </mrow>
      <mn>...</mn>
      <mi mathvariant="normal">Ω</mi>
    </mrow>
    <annotation encoding="StarMath 5.0">R_5ja8 = {R_apu} over {2}  = {48.09090... %OMEGA} over {2} = 24.04545454...%OMEGA</annotation>
  </semantics>
</math>
</file>

<file path=Object 27/content.xml><?xml version="1.0" encoding="utf-8"?>
<math xmlns="http://www.w3.org/1998/Math/MathML" display="block">
  <semantics>
    <mrow>
      <mrow>
        <msub>
          <mi>U</mi>
          <mi mathvariant="italic">Max</mi>
        </msub>
        <mo stretchy="false">=</mo>
        <mn>25</mn>
      </mrow>
      <mi>V</mi>
    </mrow>
    <annotation encoding="StarMath 5.0">U_Max = 25V</annotation>
  </semantics>
</math>
</file>

<file path=Object 28/content.xml><?xml version="1.0" encoding="utf-8"?>
<math xmlns="http://www.w3.org/1998/Math/MathML" display="block">
  <semantics>
    <mrow>
      <mrow>
        <msub>
          <mi>U</mi>
          <mi>C</mi>
        </msub>
        <mo stretchy="false">=</mo>
        <mn>25</mn>
      </mrow>
      <mi>V</mi>
    </mrow>
    <annotation encoding="StarMath 5.0">U_C = 25V</annotation>
  </semantics>
</math>
</file>

<file path=Object 29/content.xml><?xml version="1.0" encoding="utf-8"?>
<math xmlns="http://www.w3.org/1998/Math/MathML" display="block">
  <semantics>
    <mrow>
      <mi>R</mi>
      <mn>1,</mn>
      <mi>R</mi>
      <mrow>
        <mn>2</mn>
        <mo stretchy="false">=</mo>
        <mi>?</mi>
      </mrow>
    </mrow>
    <annotation encoding="StarMath 5.0">R1, R2 = ?</annotation>
  </semantics>
</math>
</file>

<file path=Object 3/content.xml><?xml version="1.0" encoding="utf-8"?>
<math xmlns="http://www.w3.org/1998/Math/MathML" display="block">
  <semantics>
    <mrow>
      <mrow>
        <msub>
          <mi>U</mi>
          <mi mathvariant="italic">yksi</mi>
        </msub>
        <mo stretchy="false">=</mo>
        <mfrac>
          <mrow>
            <mn>230</mn>
            <mi>V</mi>
          </mrow>
          <mn>12</mn>
        </mfrac>
        <mo stretchy="false">=</mo>
        <mn>19.1666</mn>
      </mrow>
      <mn>...</mn>
      <mi>V</mi>
    </mrow>
    <annotation encoding="StarMath 5.0">U_yksi = {230V} over {12} = 19.1666...V</annotation>
  </semantics>
</math>
</file>

<file path=Object 32/content.xml><?xml version="1.0" encoding="utf-8"?>
<math xmlns="http://www.w3.org/1998/Math/MathML" display="block">
  <semantics>
    <mrow>
      <mrow>
        <mi>U</mi>
        <mo stretchy="false">=</mo>
        <mn>24</mn>
      </mrow>
      <mi>V</mi>
    </mrow>
    <annotation encoding="StarMath 5.0">U = 24V</annotation>
  </semantics>
</math>
</file>

<file path=Object 33/content.xml><?xml version="1.0" encoding="utf-8"?>
<math xmlns="http://www.w3.org/1998/Math/MathML" display="block">
  <semantics>
    <mrow>
      <mrow>
        <msub>
          <mi>C</mi>
          <mn>1</mn>
        </msub>
        <mo stretchy="false">=</mo>
        <mn>1</mn>
      </mrow>
      <mi>F</mi>
    </mrow>
    <annotation encoding="StarMath 5.0">C_1 = 1F</annotation>
  </semantics>
</math>
</file>

<file path=Object 34/content.xml><?xml version="1.0" encoding="utf-8"?>
<math xmlns="http://www.w3.org/1998/Math/MathML" display="block">
  <semantics>
    <mrow>
      <mrow>
        <msub>
          <mi>C</mi>
          <mn>2</mn>
        </msub>
        <mo stretchy="false">=</mo>
        <mn>1</mn>
      </mrow>
      <mi>F</mi>
    </mrow>
    <annotation encoding="StarMath 5.0">C_2 = 1F</annotation>
  </semantics>
</math>
</file>

<file path=Object 35/content.xml><?xml version="1.0" encoding="utf-8"?>
<math xmlns="http://www.w3.org/1998/Math/MathML" display="block">
  <semantics>
    <mrow>
      <mrow>
        <mi>I</mi>
        <mo stretchy="false">=</mo>
        <mn>10</mn>
      </mrow>
      <mi mathvariant="italic">mA</mi>
    </mrow>
    <annotation encoding="StarMath 5.0">I = 10mA</annotation>
  </semantics>
</math>
</file>

<file path=Object 36/content.xml><?xml version="1.0" encoding="utf-8"?>
<math xmlns="http://www.w3.org/1998/Math/MathML" display="block">
  <semantics>
    <mrow>
      <mi mathvariant="normal">Δ</mi>
      <mrow>
        <msub>
          <mi>U</mi>
          <mi mathvariant="italic">Max</mi>
        </msub>
        <mo stretchy="false">=</mo>
        <mn>0.5</mn>
      </mrow>
      <mi>V</mi>
    </mrow>
    <annotation encoding="StarMath 5.0">%DELTA U_Max = 0.5V</annotation>
  </semantics>
</math>
</file>

<file path=Object 37/content.xml><?xml version="1.0" encoding="utf-8"?>
<math xmlns="http://www.w3.org/1998/Math/MathML" display="block">
  <semantics>
    <mrow>
      <mi mathvariant="normal">Σ</mi>
      <mrow>
        <mi>C</mi>
        <mo stretchy="false">=</mo>
        <mrow>
          <msub>
            <mi>C</mi>
            <mn>1</mn>
          </msub>
          <mo stretchy="false">+</mo>
          <mn>...</mn>
          <mo stretchy="false">+</mo>
          <msub>
            <mi>C</mi>
            <mn>10</mn>
          </msub>
        </mrow>
      </mrow>
    </mrow>
    <annotation encoding="StarMath 5.0">%SIGMA C = C_1 + ... + C_10</annotation>
  </semantics>
</math>
</file>

<file path=Object 38/content.xml><?xml version="1.0" encoding="utf-8"?>
<math xmlns="http://www.w3.org/1998/Math/MathML" display="block">
  <semantics>
    <mrow>
      <mi mathvariant="normal">Σ</mi>
      <mrow>
        <mi>U</mi>
        <mo stretchy="false">=</mo>
        <mrow>
          <msub>
            <mi>U</mi>
            <mn>1</mn>
          </msub>
          <mo stretchy="false">+</mo>
          <mn>...</mn>
          <mo stretchy="false">+</mo>
          <msub>
            <mi>U</mi>
            <mn>10</mn>
          </msub>
        </mrow>
      </mrow>
    </mrow>
    <annotation encoding="StarMath 5.0">%SIGMA U = U_1 + ... +U_10</annotation>
  </semantics>
</math>
</file>

<file path=Object 39/content.xml><?xml version="1.0" encoding="utf-8"?>
<math xmlns="http://www.w3.org/1998/Math/MathML" display="block">
  <semantics>
    <mrow>
      <mi mathvariant="normal">Σ</mi>
      <mrow>
        <mi>U</mi>
        <mo stretchy="false">=</mo>
        <mrow>
          <mn>10</mn>
          <mo stretchy="false">⋅</mo>
          <mn>24</mn>
        </mrow>
      </mrow>
      <mrow>
        <mi>V</mi>
        <mo stretchy="false">=</mo>
        <mn>240</mn>
      </mrow>
      <mi>V</mi>
    </mrow>
    <annotation encoding="StarMath 5.0">%SIGMA U = 10 cdot 24V = 240V</annotation>
  </semantics>
</math>
</file>

<file path=Object 4/content.xml><?xml version="1.0" encoding="utf-8"?>
<math xmlns="http://www.w3.org/1998/Math/MathML" display="block">
  <semantics>
    <mrow>
      <mrow>
        <msub>
          <mi>P</mi>
          <mi mathvariant="italic">yksi</mi>
        </msub>
        <mo stretchy="false">=</mo>
        <mfrac>
          <mrow>
            <mn>100</mn>
            <mi>W</mi>
          </mrow>
          <mn>12</mn>
        </mfrac>
        <mo stretchy="false">=</mo>
        <mn>8.333</mn>
      </mrow>
      <mn>...</mn>
      <mrow>
        <mi>W</mi>
        <mo stretchy="false">≈</mo>
        <mn>8.3</mn>
      </mrow>
      <mrow>
        <mi>W</mi>
        <mo stretchy="false">=</mo>
        <mi mathvariant="italic">tehonkesto</mi>
      </mrow>
    </mrow>
    <annotation encoding="StarMath 5.0">P_yksi = {100W} over {12} = 8.333...W approx 8.3W =tehonkesto</annotation>
  </semantics>
</math>
</file>

<file path=Object 40/content.xml><?xml version="1.0" encoding="utf-8"?>
<math xmlns="http://www.w3.org/1998/Math/MathML" display="block">
  <semantics>
    <mrow>
      <mi>I</mi>
      <mo stretchy="false">=</mo>
      <mfrac>
        <mi>U</mi>
        <mi>R</mi>
      </mfrac>
    </mrow>
    <annotation encoding="StarMath 5.0">I = {U} over {R}</annotation>
  </semantics>
</math>
</file>

<file path=Object 41/content.xml><?xml version="1.0" encoding="utf-8"?>
<math xmlns="http://www.w3.org/1998/Math/MathML" display="block">
  <semantics>
    <mrow>
      <mrow>
        <mi>I</mi>
        <mo stretchy="false">=</mo>
        <mfrac>
          <mrow>
            <mn>240</mn>
            <mi>V</mi>
          </mrow>
          <mrow>
            <mn>10</mn>
            <mi mathvariant="normal">Ω</mi>
          </mrow>
        </mfrac>
        <mo stretchy="false">=</mo>
        <mn>24</mn>
      </mrow>
      <mi>A</mi>
    </mrow>
    <annotation encoding="StarMath 5.0">I = {240V} over {10%OMEGA} = 24A</annotation>
  </semantics>
</math>
</file>

<file path=Object 42/content.xml><?xml version="1.0" encoding="utf-8"?>
<math xmlns="http://www.w3.org/1998/Math/MathML" display="block">
  <semantics>
    <mrow>
      <mrow>
        <msub>
          <mi>t</mi>
          <mi mathvariant="italic">kulunut</mi>
        </msub>
        <mo stretchy="false">=</mo>
        <mn>1</mn>
      </mrow>
      <mi>s</mi>
    </mrow>
    <annotation encoding="StarMath 5.0">t_kulunut = 1s</annotation>
  </semantics>
</math>
</file>

<file path=Object 43/content.xml><?xml version="1.0" encoding="utf-8"?>
<math xmlns="http://www.w3.org/1998/Math/MathML" display="block">
  <semantics>
    <mrow>
      <msub>
        <mi>t</mi>
        <mi mathvariant="italic">vas</mi>
      </msub>
      <mo stretchy="false">=</mo>
      <mi>?</mi>
    </mrow>
    <annotation encoding="StarMath 5.0">t_vas = ?</annotation>
  </semantics>
</math>
</file>

<file path=Object 44/content.xml><?xml version="1.0" encoding="utf-8"?>
<math xmlns="http://www.w3.org/1998/Math/MathML" display="block">
  <semantics>
    <mrow>
      <mrow>
        <msub>
          <mi>U</mi>
          <mi mathvariant="italic">max</mi>
        </msub>
        <mo stretchy="false">=</mo>
        <mrow>
          <mn>10</mn>
          <mo stretchy="false">⋅</mo>
          <mn>25</mn>
        </mrow>
      </mrow>
      <mrow>
        <mi>V</mi>
        <mo stretchy="false">=</mo>
        <mn>250</mn>
      </mrow>
      <mi>V</mi>
    </mrow>
    <annotation encoding="StarMath 5.0">U_max = 10 cdot 25V = 250V</annotation>
  </semantics>
</math>
</file>

<file path=Object 45/content.xml><?xml version="1.0" encoding="utf-8"?>
<math xmlns="http://www.w3.org/1998/Math/MathML" display="block">
  <semantics>
    <mrow>
      <mi>U</mi>
      <mo stretchy="false">=</mo>
      <mrow>
        <msub>
          <mi>U</mi>
          <mi mathvariant="italic">max</mi>
        </msub>
        <mo stretchy="false">⋅</mo>
        <msup>
          <mi>e</mi>
          <mrow>
            <mo fence="true" stretchy="false">(</mo>
            <mrow>
              <mrow>
                <mi>t</mi>
                <mo stretchy="false">/</mo>
                <mi mathvariant="normal">τ</mi>
              </mrow>
            </mrow>
            <mo fence="true" stretchy="false">)</mo>
          </mrow>
        </msup>
      </mrow>
    </mrow>
    <annotation encoding="StarMath 5.0">U = U_max cdot e^( t/%tau )</annotation>
  </semantics>
</math>
</file>

<file path=Object 46/content.xml><?xml version="1.0" encoding="utf-8"?>
<math xmlns="http://www.w3.org/1998/Math/MathML" display="block">
  <semantics>
    <mrow>
      <mn>240</mn>
      <mrow>
        <mi>V</mi>
        <mo stretchy="false">=</mo>
        <mn>250</mn>
      </mrow>
      <mrow>
        <mi>V</mi>
        <mo stretchy="false">⋅</mo>
        <msup>
          <mi>e</mi>
          <mrow>
            <mo fence="true" stretchy="false">(</mo>
            <mrow>
              <mrow>
                <mi>t</mi>
                <mo stretchy="false">/</mo>
                <mrow>
                  <mo fence="true" stretchy="false">(</mo>
                  <mrow>
                    <mrow>
                      <mn>10</mn>
                      <mrow>
                        <mi mathvariant="normal">Ω</mi>
                        <mo stretchy="false">⋅</mo>
                        <mn>0.1</mn>
                      </mrow>
                      <mi>F</mi>
                    </mrow>
                  </mrow>
                  <mo fence="true" stretchy="false">)</mo>
                </mrow>
              </mrow>
            </mrow>
            <mo fence="true" stretchy="false">)</mo>
          </mrow>
        </msup>
      </mrow>
    </mrow>
    <annotation encoding="StarMath 5.0">240V = 250V cdot e^( t/(10%OMEGA cdot 0.1F) )</annotation>
  </semantics>
</math>
</file>

<file path=Object 47/content.xml><?xml version="1.0" encoding="utf-8"?>
<math xmlns="http://www.w3.org/1998/Math/MathML" display="block">
  <semantics>
    <mrow>
      <mfrac>
        <mn>24</mn>
        <mn>25</mn>
      </mfrac>
      <mo stretchy="false">=</mo>
      <msup>
        <mi>e</mi>
        <mi>t</mi>
      </msup>
    </mrow>
    <annotation encoding="StarMath 5.0">{24} over {25} = e^t</annotation>
  </semantics>
</math>
</file>

<file path=Object 48/content.xml><?xml version="1.0" encoding="utf-8"?>
<math xmlns="http://www.w3.org/1998/Math/MathML" display="block">
  <semantics>
    <mrow>
      <mi>ln</mi>
      <mrow>
        <mrow>
          <mo fence="true" stretchy="false">(</mo>
          <mrow>
            <mfrac>
              <mn>24</mn>
              <mn>25</mn>
            </mfrac>
          </mrow>
          <mo fence="true" stretchy="false">)</mo>
        </mrow>
        <mo stretchy="false">=</mo>
        <mi>t</mi>
      </mrow>
    </mrow>
    <annotation encoding="StarMath 5.0">ln({24} over {25}) = t</annotation>
  </semantics>
</math>
</file>

<file path=Object 49/content.xml><?xml version="1.0" encoding="utf-8"?>
<math xmlns="http://www.w3.org/1998/Math/MathML" display="block">
  <semantics>
    <mrow>
      <mrow>
        <mi>t</mi>
        <mo stretchy="false">=</mo>
        <mrow>
          <mo stretchy="false">−</mo>
          <mn>0.0408</mn>
        </mrow>
      </mrow>
      <mn>...</mn>
      <mi>s</mi>
    </mrow>
    <annotation encoding="StarMath 5.0">t = -0.0408...s</annotation>
  </semantics>
</math>
</file>

<file path=Object 5/content.xml><?xml version="1.0" encoding="utf-8"?>
<math xmlns="http://www.w3.org/1998/Math/MathML" display="block">
  <semantics>
    <mrow>
      <mi>R</mi>
      <mo stretchy="false">=</mo>
      <mfrac>
        <msup>
          <mi>U</mi>
          <mn>2</mn>
        </msup>
        <mi>P</mi>
      </mfrac>
    </mrow>
    <annotation encoding="StarMath 5.0">R = {U^2} over {P} </annotation>
  </semantics>
</math>
</file>

<file path=Object 50/content.xml><?xml version="1.0" encoding="utf-8"?>
<math xmlns="http://www.w3.org/1998/Math/MathML" display="block">
  <semantics>
    <mrow>
      <mrow>
        <msub>
          <mi>t</mi>
          <mi mathvariant="italic">sek</mi>
        </msub>
        <mo stretchy="false">=</mo>
        <mrow>
          <mo stretchy="false">−</mo>
          <mrow>
            <mo fence="true" stretchy="false">(</mo>
            <mrow>
              <mrow>
                <mrow>
                  <mn>1</mn>
                  <mo stretchy="false">+</mo>
                  <mn>0.0408</mn>
                </mrow>
                <mn>...</mn>
              </mrow>
            </mrow>
            <mo fence="true" stretchy="false">)</mo>
          </mrow>
        </mrow>
      </mrow>
      <mi>s</mi>
    </mrow>
    <annotation encoding="StarMath 5.0">t_sek = -(1+0.0408...)s</annotation>
  </semantics>
</math>
</file>

<file path=Object 51/content.xml><?xml version="1.0" encoding="utf-8"?>
<math xmlns="http://www.w3.org/1998/Math/MathML" display="block">
  <semantics>
    <mrow>
      <mrow>
        <msub>
          <mi>U</mi>
          <mi mathvariant="italic">sek</mi>
        </msub>
        <mo stretchy="false">=</mo>
        <mn>250</mn>
      </mrow>
      <mrow>
        <mi>V</mi>
        <mo stretchy="false">⋅</mo>
        <msup>
          <mi>e</mi>
          <mrow>
            <mo stretchy="false">−</mo>
            <mn>1.0408</mn>
          </mrow>
        </msup>
      </mrow>
      <mn>...</mn>
    </mrow>
    <annotation encoding="StarMath 5.0">U_sek = 250V cdot e^ -1.0408...</annotation>
  </semantics>
</math>
</file>

<file path=Object 52/content.xml><?xml version="1.0" encoding="utf-8"?>
<math xmlns="http://www.w3.org/1998/Math/MathML" display="block">
  <semantics>
    <mrow>
      <mrow>
        <msub>
          <mi>U</mi>
          <mi mathvariant="italic">sek</mi>
        </msub>
        <mo stretchy="false">=</mo>
        <mn>88.291065</mn>
      </mrow>
      <mn>...</mn>
      <mrow>
        <mi>V</mi>
        <mo stretchy="false">≈</mo>
        <mn>88.3</mn>
      </mrow>
      <mi>V</mi>
    </mrow>
    <annotation encoding="StarMath 5.0">U_sek = 88.291065...V approx 88.3V</annotation>
  </semantics>
</math>
</file>

<file path=Object 53/content.xml><?xml version="1.0" encoding="utf-8"?>
<math xmlns="http://www.w3.org/1998/Math/MathML" display="block">
  <semantics>
    <mrow>
      <msub>
        <mi>I</mi>
        <mi mathvariant="italic">sek</mi>
      </msub>
      <mo stretchy="false">=</mo>
      <mfrac>
        <mrow>
          <mn>88.291065</mn>
          <mn>...</mn>
          <mi>V</mi>
        </mrow>
        <mrow>
          <mn>10</mn>
          <mi mathvariant="normal">Ω</mi>
        </mrow>
      </mfrac>
    </mrow>
    <annotation encoding="StarMath 5.0">I_sek =  {88.291065...V} over {10%OMEGA}</annotation>
  </semantics>
</math>
</file>

<file path=Object 54/content.xml><?xml version="1.0" encoding="utf-8"?>
<math xmlns="http://www.w3.org/1998/Math/MathML" display="block">
  <semantics>
    <mrow>
      <mrow>
        <msub>
          <mi>I</mi>
          <mi mathvariant="italic">sek</mi>
        </msub>
        <mo stretchy="false">=</mo>
        <mn>8.8291065</mn>
      </mrow>
      <mn>...</mn>
      <mrow>
        <mi>I</mi>
        <mo stretchy="false">≈</mo>
        <mn>8.3</mn>
      </mrow>
      <mi>A</mi>
    </mrow>
    <annotation encoding="StarMath 5.0">I_sek =  8.8291065...I approx 8.3A</annotation>
  </semantics>
</math>
</file>

<file path=Object 55/content.xml><?xml version="1.0" encoding="utf-8"?>
<math xmlns="http://www.w3.org/1998/Math/MathML" display="block">
  <semantics>
    <mrow>
      <mrow>
        <msub>
          <mi>E</mi>
          <mi mathvariant="italic">kok</mi>
        </msub>
        <mo stretchy="false">=</mo>
        <mrow>
          <mfrac>
            <mrow>
              <mn>10</mn>
              <mo stretchy="false">⋅</mo>
              <mn>1</mn>
            </mrow>
            <mn>2</mn>
          </mfrac>
          <mo stretchy="false">⋅</mo>
          <mn>0.1</mn>
        </mrow>
      </mrow>
      <mrow>
        <mrow>
          <mi>F</mi>
          <mo stretchy="false">⋅</mo>
          <msup>
            <mrow>
              <mo fence="true" stretchy="false">(</mo>
              <mrow>
                <mrow>
                  <mn>25</mn>
                  <mi>V</mi>
                </mrow>
              </mrow>
              <mo fence="true" stretchy="false">)</mo>
            </mrow>
            <mn>2</mn>
          </msup>
        </mrow>
        <mo stretchy="false">=</mo>
        <mn>312.5</mn>
      </mrow>
      <mi>J</mi>
    </mrow>
    <annotation encoding="StarMath 5.0">E_kok = 10 cdot {1} over {2} cdot 0.1F cdot (25V)^2 = 312.5J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sek</mi>
        </msub>
        <mo stretchy="false">=</mo>
        <mrow>
          <mn>10</mn>
          <mo stretchy="false">⋅</mo>
          <mfrac>
            <mn>1</mn>
            <mn>2</mn>
          </mfrac>
          <mo stretchy="false">⋅</mo>
          <mn>0.1</mn>
        </mrow>
      </mrow>
      <mrow>
        <mrow>
          <mi>F</mi>
          <mo stretchy="false">⋅</mo>
          <msup>
            <mrow>
              <mo fence="true" stretchy="false">(</mo>
              <mrow>
                <mrow>
                  <mn>25</mn>
                  <mi>V</mi>
                </mrow>
              </mrow>
              <mo fence="true" stretchy="false">)</mo>
            </mrow>
            <mn>2</mn>
          </msup>
          <mo stretchy="false">⋅</mo>
          <msup>
            <mi>e</mi>
            <mrow>
              <mo fence="true" stretchy="false">(</mo>
              <mrow>
                <mrow>
                  <mrow>
                    <mo stretchy="false">−</mo>
                    <mn>1.0408</mn>
                  </mrow>
                  <mn>...</mn>
                </mrow>
              </mrow>
              <mo fence="true" stretchy="false">)</mo>
            </mrow>
          </msup>
        </mrow>
        <mo stretchy="false">=</mo>
        <mn>110.36</mn>
      </mrow>
      <mn>...</mn>
      <mi>J</mi>
    </mrow>
    <annotation encoding="StarMath 5.0">E_sek = 10 cdot {{1} over {2}} cdot 0.1F cdot (25V)^2 cdot e^(-1.0408...) = 110.36...J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frac>
          <msup>
            <mrow>
              <mo fence="true" stretchy="false">(</mo>
              <mrow>
                <mrow>
                  <mn>19.1666</mn>
                  <mn>...</mn>
                  <mi>V</mi>
                </mrow>
              </mrow>
              <mo fence="true" stretchy="false">)</mo>
            </mrow>
            <mn>2</mn>
          </msup>
          <mrow>
            <mn>8.333</mn>
            <mn>...</mn>
            <mi>W</mi>
          </mrow>
        </mfrac>
        <mo stretchy="false">=</mo>
        <mn>44.0833</mn>
      </mrow>
      <mn>...</mn>
      <mrow>
        <mi mathvariant="normal">Ω</mi>
        <mo stretchy="false">≈</mo>
        <mn>44.1</mn>
      </mrow>
      <mi mathvariant="normal">Ω</mi>
    </mrow>
    <annotation encoding="StarMath 5.0">R = {(19.1666...V)^2} over {8.333...W} = 44.0833...%OMEGA approx 44.1%OMEGA</annotation>
  </semantics>
</math>
</file>

<file path=Object 60/content.xml><?xml version="1.0" encoding="utf-8"?>
<math xmlns="http://www.w3.org/1998/Math/MathML" display="block">
  <semantics>
    <mrow>
      <msub>
        <mi>E</mi>
        <mi mathvariant="italic">sek</mi>
      </msub>
      <mo stretchy="false">=</mo>
      <mrow>
        <mn>10</mn>
        <mo stretchy="false">⋅</mo>
        <mfrac>
          <mn>1</mn>
          <mn>2</mn>
        </mfrac>
        <mo stretchy="false">⋅</mo>
        <msub>
          <mi>C</mi>
          <mi mathvariant="italic">yksi</mi>
        </msub>
        <mo stretchy="false">⋅</mo>
        <msup>
          <mi>U</mi>
          <mn>2</mn>
        </msup>
        <mo stretchy="false">⋅</mo>
        <msup>
          <mi>e</mi>
          <mrow>
            <mo fence="true" stretchy="false">(</mo>
            <mrow>
              <mrow>
                <mrow>
                  <mo stretchy="false">−</mo>
                  <mi>t</mi>
                </mrow>
                <mo stretchy="false">/</mo>
                <msub>
                  <mi mathvariant="italic">RC</mi>
                  <mi mathvariant="italic">kaikki</mi>
                </msub>
              </mrow>
            </mrow>
            <mo fence="true" stretchy="false">)</mo>
          </mrow>
        </msup>
      </mrow>
    </mrow>
    <annotation encoding="StarMath 5.0">E_sek = 10 cdot {{1} over {2}} cdot C_yksi cdot U^2 cdot e^(-t/RC_kaikki)</annotation>
  </semantics>
</math>
</file>

<file path=Object 61/content.xml><?xml version="1.0" encoding="utf-8"?>
<math xmlns="http://www.w3.org/1998/Math/MathML" display="block">
  <semantics>
    <mrow>
      <msub>
        <mi>E</mi>
        <mi mathvariant="italic">sek</mi>
      </msub>
      <mo stretchy="false">=</mo>
      <mrow>
        <msub>
          <mi>E</mi>
          <mi mathvariant="italic">kok</mi>
        </msub>
        <mo stretchy="false">−</mo>
        <msub>
          <mi>E</mi>
          <mi mathvariant="italic">sek</mi>
        </msub>
      </mrow>
    </mrow>
    <annotation encoding="StarMath 5.0">E_sek = E_kok - E_sek</annotation>
  </semantics>
</math>
</file>

<file path=Object 62/content.xml><?xml version="1.0" encoding="utf-8"?>
<math xmlns="http://www.w3.org/1998/Math/MathML" display="block">
  <semantics>
    <mrow>
      <msub>
        <mi>E</mi>
        <mi mathvariant="italic">kok</mi>
      </msub>
      <mo stretchy="false">=</mo>
      <mrow>
        <mn>10</mn>
        <mo stretchy="false">⋅</mo>
        <mfrac>
          <mn>1</mn>
          <mn>2</mn>
        </mfrac>
        <mo stretchy="false">⋅</mo>
        <mi>C</mi>
        <mo stretchy="false">⋅</mo>
        <msup>
          <mi>U</mi>
          <mn>2</mn>
        </msup>
      </mrow>
    </mrow>
    <annotation encoding="StarMath 5.0">E_kok = 10 cdot {{1} over {2}} cdot C cdot U^2 </annotation>
  </semantics>
</math>
</file>

<file path=Object 63/content.xml><?xml version="1.0" encoding="utf-8"?>
<math xmlns="http://www.w3.org/1998/Math/MathML" display="block">
  <semantics>
    <mrow>
      <mrow>
        <msub>
          <mi>E</mi>
          <mi mathvariant="italic">sek</mi>
        </msub>
        <mo stretchy="false">=</mo>
        <mn>312.5</mn>
      </mrow>
      <mrow>
        <mi>J</mi>
        <mo stretchy="false">−</mo>
        <mn>110.36</mn>
      </mrow>
      <mn>...</mn>
      <mrow>
        <mi>J</mi>
        <mo stretchy="false">≈</mo>
        <mn>202</mn>
      </mrow>
      <mi>J</mi>
    </mrow>
    <annotation encoding="StarMath 5.0">E_sek = 312.5J - 110.36...J approx 202J</annotation>
  </semantics>
</math>
</file>

<file path=Object 7/content.xml><?xml version="1.0" encoding="utf-8"?>
<math xmlns="http://www.w3.org/1998/Math/MathML" display="block">
  <semantics>
    <mrow>
      <mrow>
        <msub>
          <mi>P</mi>
          <mrow>
            <mn>5</mn>
            <mi mathvariant="italic">ja</mi>
            <mn>8</mn>
          </mrow>
        </msub>
        <mo stretchy="false">=</mo>
        <mfrac>
          <mrow>
            <msup>
              <mi>I</mi>
              <mn>2</mn>
            </msup>
            <mo stretchy="false">⋅</mo>
            <msub>
              <mi>R</mi>
              <mi mathvariant="italic">apu</mi>
            </msub>
          </mrow>
          <mn>2</mn>
        </mfrac>
        <mo stretchy="false">=</mo>
        <mn>4.5454545</mn>
      </mrow>
      <mn>...</mn>
      <mrow>
        <mi>W</mi>
        <mo stretchy="false">≈</mo>
        <mn>4.5</mn>
      </mrow>
      <mi>W</mi>
    </mrow>
    <annotation encoding="StarMath 5.0">P_5ja8 = {I^2 cdot R_apu} over {2}  = 4.5454545...W approx 4.5W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n>230</mn>
      </mrow>
      <mi>V</mi>
    </mrow>
    <annotation encoding="StarMath 5.0">U = 230V</annotation>
  </semantics>
</math>
</file>

<file path=Object 9/content.xml><?xml version="1.0" encoding="utf-8"?>
<math xmlns="http://www.w3.org/1998/Math/MathML" display="block">
  <semantics>
    <mrow>
      <mrow>
        <mi>P</mi>
        <mo stretchy="false">=</mo>
        <mn>100</mn>
      </mrow>
      <mi>W</mi>
    </mrow>
    <annotation encoding="StarMath 5.0">P = 100W</annotation>
  </semantics>
</math>
</file>